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2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2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Check-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2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2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2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2"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table:number-columns-repeated="3" table:style-name="ce12" office:value-type="string" calcext:value-type="string">
            <text:p>₹ 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שכורת&quot;)" office:value-type="string" office:string-value="תרוכשמ" calcext:value-type="string">
            <text:p>תרוכש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1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1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11" office:value-type="string" calcext:value-type="string">
            <text:p>We noticed you had Check in yesterday, but no check out.</text:p>
          </table:table-cell>
          <table:table-cell table:style-name="ce11" office:value-type="string" calcext:value-type="string">
            <text:p>We noticed you had Check-In yesterday, but no Check-Out</text:p>
          </table:table-cell>
          <table:table-cell table:style-name="ce11" office:value-type="string" calcext:value-type="string">
            <text:p>שמנו לב שהיתה לך כניסה אתמול, אבל לא יציאה</text:p>
          </table:table-cell>
          <table:table-cell table:style-name="ce11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11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14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11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Passed %s hours, time to check out!</text:p>
          </table:table-cell>
          <table:table-cell table:style-name="ce15" office:value-type="string" calcext:value-type="string">
            <text:p>עברו %s שעות, זמן יציאה!</text:p>
          </table:table-cell>
          <table:table-cell office:value-type="string" calcext:value-type="string">
            <text:p>Прошло %s час(ов), пора завершать рабочий день!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10-30T23:35:13.500000000</dc:date>
    <meta:editing-duration>P5DT11H22M53S</meta:editing-duration>
    <meta:editing-cycles>303</meta:editing-cycles>
    <meta:generator>LibreOffice/7.3.4.2$Windows_X86_64 LibreOffice_project/728fec16bd5f605073805c3c9e7c4212a0120dc5</meta:generator>
    <meta:document-statistic meta:table-count="1" meta:cell-count="724" meta:object-count="0"/>
  </office:meta>
</office:document-meta>
</file>